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William B. Hackenburg<text:tab/><text:tab/><text:tab/><text:tab/><text:tab/></text:p>
      <text:p text:style-name="P6">Author of letter<text:tab/><text:tab/><text:tab/><text:tab/>Y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28, 1893</text:p>
      <text:p text:style-name="P6">Month<text:tab/><text:tab/><text:tab/><text:tab/><text:tab/><text:tab/>September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CENTRAL COMMITTEE OF THE BARON DE HIRSCH FUND/</text:p>
      <text:p text:style-name="P2">EXECUTIVE OFFICE, NO. 45 BROADWAY, ROOM 89./</text:p>
      <text:p text:style-name="P4">A. S. SOLMONS, GENERAL AGENT./</text:p>
      <text:p text:style-name="P4">Phila. <text:span text:style-name="T2">NEW YORK.</text:span> Sept. 28th 1893/</text:p>
      <text:p text:style-name="P3">Rev. Dr. S. Morais/</text:p>
      <text:p text:style-name="P3"><text:tab/>My dear Doctor/</text:p>
      <text:p text:style-name="P3"><text:tab/><text:tab/>I regret that it is/ impossible for me to do anything/ for the young man to further/ his going to the University./</text:p>
      <text:p text:style-name="P3">The Trustees decided a long time/ back not to aid students in/ the higher branches. <text:s/>Our funds/ will not permit it; we have/ been unable to meet all demands/ upon us for immediate relief &amp;c./ <text:s/>I hope you are entirely restored to/ good health and that you may/ long be spared to enjoy many/ recurrences of the holy and/ festival season. <text:s/>Very Truly Yours/ W<text:span text:style-name="T3">m</text:span><text:span text:style-name="T4"> B Hackenburg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4:22:58.80</meta:creation-date>
    <meta:document-statistic meta:table-count="0" meta:image-count="0" meta:object-count="0" meta:page-count="2" meta:paragraph-count="68" meta:word-count="286" meta:character-count="1946"/>
    <dc:date>2011-12-15T14:28:24</dc:date>
    <dc:creator>Penn Libraries</dc:creator>
    <meta:editing-duration>PT00H05M25S</meta:editing-duration>
    <meta:editing-cycles>1</meta:editing-cycles>
    <meta:generator>OpenOffice.org/3.2$Win32 OpenOffice.org_project/320m12$Build-9483</meta:generator>
  </office:meta>
</office:document-meta>
</file>